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4.77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2.25cm"/>
    </style:style>
    <style:style style:name="gr3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4" style:family="graphic" style:parent-style-name="standard">
      <style:graphic-properties svg:stroke-color="#000000" draw:fill-color="#eeeeee" draw:textarea-horizontal-align="justify" draw:textarea-vertical-align="middle" draw:auto-grow-height="false" fo:min-height="6.85cm" fo:min-width="1.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vertical-align="bottom" fo:min-height="0.755cm"/>
    </style:style>
    <style:style style:name="gr7" style:family="graphic" style:parent-style-name="standard">
      <style:graphic-properties draw:stroke="none" svg:stroke-color="#000000" draw:fill="none" draw:fill-color="#ffffff" draw:textarea-vertical-align="bottom" fo:min-height="0.85cm"/>
    </style:style>
    <style:style style:name="gr8" style:family="graphic" style:parent-style-name="standard">
      <style:graphic-properties svg:stroke-color="#000000" draw:fill-color="#eeeeee" draw:textarea-horizontal-align="justify" draw:textarea-vertical-align="middle" draw:auto-grow-height="false" fo:min-height="1.95cm" fo:min-width="1.3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5.879cm"/>
    </style:style>
    <style:style style:name="gr10" style:family="graphic" style:parent-style-name="standard">
      <style:graphic-properties draw:stroke="none" svg:stroke-color="#000000" draw:fill="none" draw:fill-color="#ffffff" draw:textarea-vertical-align="bottom" fo:min-height="0.712cm"/>
    </style:style>
    <style:style style:name="gr11" style:family="graphic" style:parent-style-name="standard">
      <style:graphic-properties draw:stroke="none" svg:stroke-color="#000000" draw:fill="none" draw:fill-color="#ffffff" draw:textarea-vertical-align="bottom" fo:min-height="0.877cm"/>
    </style:style>
    <style:style style:name="gr1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1.55cm"/>
    </style:style>
    <style:style style:name="gr14" style:family="graphic" style:parent-style-name="standard">
      <style:graphic-properties draw:stroke="none" svg:stroke-color="#000000" draw:fill="none" draw:fill-color="#ffffff" draw:textarea-vertical-align="bottom" fo:min-height="1.423cm"/>
    </style:style>
    <style:style style:name="gr15" style:family="graphic" style:parent-style-name="standard">
      <style:graphic-properties draw:stroke="none" svg:stroke-color="#000000" draw:fill="none" draw:fill-color="#ffffff" draw:textarea-vertical-align="bottom" fo:min-height="0.723cm"/>
    </style:style>
    <style:style style:name="gr16" style:family="graphic" style:parent-style-name="standard">
      <style:graphic-properties draw:stroke="none" svg:stroke-color="#000000" draw:fill="none" draw:fill-color="#ffffff" draw:textarea-vertical-align="bottom" fo:min-height="0.849cm"/>
    </style:style>
    <style:style style:name="gr17" style:family="graphic" style:parent-style-name="standard">
      <style:graphic-properties draw:stroke="none" svg:stroke-color="#000000" draw:fill="none" draw:fill-color="#ffffff" draw:textarea-vertical-align="bottom" fo:min-height="0.75cm"/>
    </style:style>
    <style:style style:name="gr18" style:family="graphic" style:parent-style-name="standard">
      <style:graphic-properties svg:stroke-color="#000000" draw:fill-color="#eeeeee" draw:textarea-horizontal-align="justify" draw:textarea-vertical-align="middle" draw:auto-grow-height="false" fo:min-height="0.65cm" fo:min-width="1.3cm"/>
    </style:style>
    <style:style style:name="gr19" style:family="graphic" style:parent-style-name="standard">
      <style:graphic-properties svg:stroke-color="#000000" draw:fill-color="#eeeeee" draw:textarea-horizontal-align="justify" draw:textarea-vertical-align="middle" draw:auto-grow-height="false" fo:min-height="2.55cm" fo:min-width="1.3cm"/>
    </style:style>
    <style:style style:name="P1" style:family="paragraph">
      <loext:graphic-properties draw:fill-color="#ffffff"/>
      <style:paragraph-properties fo:text-align="start"/>
      <style:text-properties fo:font-size="12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2pt" fo:font-weight="bold" style:font-size-asian="16pt" style:font-weight-asian="bold" style:font-size-complex="16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text-properties fo:font-weight="normal" style:font-weight-asian="normal" style:font-weight-complex="normal"/>
    </style:style>
    <style:style style:name="T1" style:family="text">
      <style:text-properties fo:font-size="12pt" fo:font-weight="bold" style:font-size-asian="16pt" style:font-weight-asian="bold" style:font-size-complex="16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controls" svg:width="5.271cm" svg:height="2.7cm" svg:x="16.921cm" svg:y="2.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controls" svg:width="5.2cm" svg:height="2.5cm" svg:x="17cm" svg:y="3cm">
          <draw:text-box>
            <text:p text:style-name="P2"><text:span text:style-name="T1">:ProductController</text:span></text:p>
          </draw:text-box>
        </draw:frame>
        <draw:line draw:style-name="gr3" draw:text-style-name="P4" draw:layer="controls" svg:x1="19.6cm" svg:y1="5.6cm" svg:x2="19.6cm" svg:y2="6.8cm">
          <text:p/>
        </draw:line>
        <draw:custom-shape draw:style-name="gr4" draw:text-style-name="P5" draw:layer="controls" svg:width="1.8cm" svg:height="7.1cm" svg:x="18.7cm" svg:y="6.8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controls" svg:x1="19.6cm" svg:y1="13.95cm" svg:x2="19.6cm" svg:y2="15.25cm">
          <text:p/>
        </draw:line>
        <draw:custom-shape draw:style-name="gr1" draw:text-style-name="P1" draw:layer="controls" svg:width="5.271cm" svg:height="2.7cm" svg:x="24.221cm" svg:y="2.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controls" svg:width="5.2cm" svg:height="2.5cm" svg:x="24.3cm" svg:y="3cm">
          <draw:text-box>
            <text:p text:style-name="P2"><text:span text:style-name="T1">:Service\Product</text:span></text:p>
          </draw:text-box>
        </draw:frame>
        <draw:line draw:style-name="gr5" draw:text-style-name="P4" draw:layer="controls" svg:x1="13.8cm" svg:y1="6.8cm" svg:x2="18.7cm" svg:y2="6.8cm">
          <text:p/>
        </draw:line>
        <draw:frame draw:style-name="gr6" draw:text-style-name="P7" draw:layer="controls" svg:width="4.8cm" svg:height="1.005cm" svg:x="13.6cm" svg:y="5.795cm">
          <draw:text-box>
            <text:p text:style-name="P6"><text:span text:style-name="T2">infoAction</text:span>($id)</text:p>
          </draw:text-box>
        </draw:frame>
        <draw:line draw:style-name="gr5" draw:text-style-name="P4" draw:layer="controls" svg:x1="20.5cm" svg:y1="7.438cm" svg:x2="25.7cm" svg:y2="7.438cm">
          <text:p/>
        </draw:line>
        <draw:frame draw:style-name="gr7" draw:text-style-name="P8" draw:layer="controls" svg:width="3.9cm" svg:height="1.1cm" svg:x="20.9cm" svg:y="6.2cm">
          <draw:text-box>
            <text:p><text:span text:style-name="T2">getOne</text:span>($id)</text:p>
          </draw:text-box>
        </draw:frame>
        <draw:custom-shape draw:style-name="gr8" draw:text-style-name="P5" draw:layer="controls" svg:width="1.8cm" svg:height="2.2cm" svg:x="25.7cm" svg:y="7.4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controls" svg:x1="26.6cm" svg:y1="5.6cm" svg:x2="26.6cm" svg:y2="7.4cm">
          <text:p/>
        </draw:line>
        <draw:custom-shape draw:style-name="gr9" draw:text-style-name="P1" draw:layer="controls" svg:width="6.379cm" svg:height="2.7cm" svg:x="31.421cm" svg:y="2.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controls" svg:width="6.2cm" svg:height="2.5cm" svg:x="31.5cm" svg:y="3cm">
          <draw:text-box>
            <text:p text:style-name="P2"><text:span text:style-name="T1">:Model\Repository\Product</text:span></text:p>
          </draw:text-box>
        </draw:frame>
        <draw:custom-shape draw:style-name="gr8" draw:text-style-name="P5" draw:layer="controls" svg:width="1.8cm" svg:height="2.2cm" svg:x="33.7cm" svg:y="9.595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controls" svg:x1="34.6cm" svg:y1="5.6cm" svg:x2="34.6cm" svg:y2="9.6cm">
          <text:p/>
        </draw:line>
        <draw:line draw:style-name="gr3" draw:text-style-name="P4" draw:layer="controls" svg:x1="26.6cm" svg:y1="9.627cm" svg:x2="26.6cm" svg:y2="10.827cm">
          <text:p/>
        </draw:line>
        <draw:line draw:style-name="gr5" draw:text-style-name="P4" draw:layer="controls" svg:x1="27.5cm" svg:y1="9.6cm" svg:x2="33.7cm" svg:y2="9.6cm">
          <text:p/>
        </draw:line>
        <draw:frame draw:style-name="gr10" draw:text-style-name="P8" draw:layer="controls" svg:width="3.7cm" svg:height="0.962cm" svg:x="27.9cm" svg:y="8.5cm">
          <draw:text-box>
            <text:p>find($id)</text:p>
          </draw:text-box>
        </draw:frame>
        <draw:custom-shape draw:style-name="gr1" draw:text-style-name="P1" draw:layer="controls" svg:width="5.271cm" svg:height="2.7cm" svg:x="39.521cm" svg:y="2.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controls" svg:width="5.2cm" svg:height="2.5cm" svg:x="39.6cm" svg:y="3cm">
          <draw:text-box>
            <text:p text:style-name="P2"><text:span text:style-name="T1">:Model\Entity\Product</text:span></text:p>
          </draw:text-box>
        </draw:frame>
        <draw:custom-shape draw:style-name="gr8" draw:text-style-name="P5" draw:layer="controls" svg:width="1.8cm" svg:height="2.2cm" svg:x="41cm" svg:y="11.73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controls" svg:x1="41.9cm" svg:y1="5.6cm" svg:x2="41.9cm" svg:y2="11.76cm">
          <text:p/>
        </draw:line>
        <draw:line draw:style-name="gr3" draw:text-style-name="P4" draw:layer="controls" svg:x1="41.9cm" svg:y1="13.989cm" svg:x2="41.9cm" svg:y2="15.189cm">
          <text:p/>
        </draw:line>
        <draw:line draw:style-name="gr5" draw:text-style-name="P4" draw:layer="controls" svg:x1="35.495cm" svg:y1="11.765cm" svg:x2="40.965cm" svg:y2="11.765cm">
          <text:p/>
        </draw:line>
        <draw:frame draw:style-name="gr11" draw:text-style-name="P8" draw:layer="controls" svg:width="4.505cm" svg:height="1.127cm" svg:x="35.895cm" svg:y="10.5cm">
          <draw:text-box>
            <text:p>fatchAll()[$id]</text:p>
          </draw:text-box>
        </draw:frame>
        <draw:line draw:style-name="gr12" draw:text-style-name="P4" draw:layer="controls" svg:x1="41cm" svg:y1="13.9cm" svg:x2="20.5cm" svg:y2="13.9cm">
          <text:p/>
        </draw:line>
        <draw:frame draw:style-name="gr7" draw:text-style-name="P8" draw:layer="controls" svg:width="3.9cm" svg:height="1.1cm" svg:x="29cm" svg:y="12.782cm">
          <draw:text-box>
            <text:p>product</text:p>
          </draw:text-box>
        </draw:frame>
        <draw:frame draw:style-name="gr13" draw:text-style-name="P9" draw:layer="controls" svg:width="9.9cm" svg:height="1.8cm" svg:x="25.9cm" svg:y="0.9cm">
          <draw:text-box>
            <text:p text:style-name="P2"><text:span text:style-name="T3">Sequence diagram</text:span></text:p>
          </draw:text-box>
        </draw:frame>
        <draw:custom-shape draw:style-name="gr1" draw:text-style-name="P1" draw:layer="controls" svg:width="5.271cm" svg:height="2.7cm" svg:x="16.921cm" svg:y="16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controls" svg:width="5.2cm" svg:height="2.5cm" svg:x="17cm" svg:y="16.2cm">
          <draw:text-box>
            <text:p text:style-name="P2"><text:span text:style-name="T1">:UserController</text:span></text:p>
          </draw:text-box>
        </draw:frame>
        <draw:line draw:style-name="gr3" draw:text-style-name="P4" draw:layer="controls" svg:x1="19.6cm" svg:y1="18.8cm" svg:x2="19.6cm" svg:y2="20cm">
          <text:p/>
        </draw:line>
        <draw:custom-shape draw:style-name="gr4" draw:text-style-name="P5" draw:layer="controls" svg:width="1.8cm" svg:height="7.1cm" svg:x="18.7cm" svg:y="20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controls" svg:x1="19.6cm" svg:y1="27.1cm" svg:x2="19.6cm" svg:y2="31.6cm">
          <text:p/>
        </draw:line>
        <draw:custom-shape draw:style-name="gr1" draw:text-style-name="P1" draw:layer="controls" svg:width="5.271cm" svg:height="2.7cm" svg:x="24.221cm" svg:y="16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controls" svg:width="5.2cm" svg:height="2.5cm" svg:x="24.3cm" svg:y="16.2cm">
          <draw:text-box>
            <text:p text:style-name="P2"><text:span text:style-name="T1">:Service\User</text:span></text:p>
          </draw:text-box>
        </draw:frame>
        <draw:line draw:style-name="gr5" draw:text-style-name="P4" draw:layer="controls" svg:x1="9.4cm" svg:y1="20cm" svg:x2="18.7cm" svg:y2="20cm">
          <text:p/>
        </draw:line>
        <draw:frame draw:style-name="gr14" draw:text-style-name="P7" draw:layer="controls" svg:width="11cm" svg:height="1.673cm" svg:x="7.4cm" svg:y="18.327cm">
          <draw:text-box>
            <text:p text:style-name="P6"><text:span text:style-name="T2">authenticationAction</text:span>($request)</text:p>
          </draw:text-box>
        </draw:frame>
        <draw:line draw:style-name="gr5" draw:text-style-name="P4" draw:layer="controls" svg:x1="20.5cm" svg:y1="20.638cm" svg:x2="25.7cm" svg:y2="20.638cm">
          <text:p/>
        </draw:line>
        <draw:frame draw:style-name="gr15" draw:text-style-name="P10" draw:layer="controls" svg:width="6.2cm" svg:height="0.973cm" svg:x="20.4cm" svg:y="19.5cm">
          <draw:text-box>
            <text:p><text:span text:style-name="T2">new </text:span><text:span text:style-name="T4">Service\User()</text:span><text:span text:style-name="T5"> </text:span></text:p>
          </draw:text-box>
        </draw:frame>
        <draw:custom-shape draw:style-name="gr8" draw:text-style-name="P5" draw:layer="controls" svg:width="1.8cm" svg:height="2.2cm" svg:x="25.7cm" svg:y="20.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controls" svg:x1="26.6cm" svg:y1="18.8cm" svg:x2="26.6cm" svg:y2="20.6cm">
          <text:p/>
        </draw:line>
        <draw:custom-shape draw:style-name="gr9" draw:text-style-name="P1" draw:layer="controls" svg:width="6.379cm" svg:height="2.7cm" svg:x="36.221cm" svg:y="16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controls" svg:width="6.2cm" svg:height="2.5cm" svg:x="36.3cm" svg:y="16.2cm">
          <draw:text-box>
            <text:p text:style-name="P2"><text:span text:style-name="T1">:Model\Repository\User</text:span></text:p>
          </draw:text-box>
        </draw:frame>
        <draw:custom-shape draw:style-name="gr8" draw:text-style-name="P5" draw:layer="controls" svg:width="1.8cm" svg:height="2.2cm" svg:x="38.5cm" svg:y="26.167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controls" svg:x1="39.4cm" svg:y1="18.8cm" svg:x2="39.4cm" svg:y2="26.2cm">
          <text:p/>
        </draw:line>
        <draw:line draw:style-name="gr3" draw:text-style-name="P4" draw:layer="controls" svg:x1="26.6cm" svg:y1="22.827cm" svg:x2="26.6cm" svg:y2="23.997cm">
          <text:p/>
        </draw:line>
        <draw:custom-shape draw:style-name="gr1" draw:text-style-name="P1" draw:layer="controls" svg:width="5.271cm" svg:height="2.7cm" svg:x="44.321cm" svg:y="16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controls" svg:width="5.2cm" svg:height="2.5cm" svg:x="44.4cm" svg:y="16.2cm">
          <draw:text-box>
            <text:p text:style-name="P2"><text:span text:style-name="T1">:Model\Entity\User</text:span></text:p>
          </draw:text-box>
        </draw:frame>
        <draw:custom-shape draw:style-name="gr8" draw:text-style-name="P5" draw:layer="controls" svg:width="1.8cm" svg:height="2.2cm" svg:x="45.8cm" svg:y="28.308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controls" svg:x1="46.7cm" svg:y1="18.8cm" svg:x2="46.7cm" svg:y2="28.3cm">
          <text:p/>
        </draw:line>
        <draw:line draw:style-name="gr3" draw:text-style-name="P4" draw:layer="controls" svg:x1="46.7cm" svg:y1="30.561cm" svg:x2="46.7cm" svg:y2="31.561cm">
          <text:p/>
        </draw:line>
        <draw:line draw:style-name="gr5" draw:text-style-name="P4" draw:layer="controls" svg:x1="40.295cm" svg:y1="28.337cm" svg:x2="45.765cm" svg:y2="28.337cm">
          <text:p/>
        </draw:line>
        <draw:frame draw:style-name="gr16" draw:text-style-name="P8" draw:layer="controls" svg:width="5.505cm" svg:height="1.099cm" svg:x="40.695cm" svg:y="27.1cm">
          <draw:text-box>
            <text:p>fatchAll()[$login]</text:p>
          </draw:text-box>
        </draw:frame>
        <draw:line draw:style-name="gr12" draw:text-style-name="P4" draw:layer="controls" svg:x1="45.8cm" svg:y1="30.5cm" svg:x2="19.6cm" svg:y2="30.5cm">
          <text:p/>
        </draw:line>
        <draw:frame draw:style-name="gr7" draw:text-style-name="P8" draw:layer="controls" svg:width="3.9cm" svg:height="1.1cm" svg:x="29cm" svg:y="29.382cm">
          <draw:text-box>
            <text:p>user</text:p>
          </draw:text-box>
        </draw:frame>
        <draw:line draw:style-name="gr5" draw:text-style-name="P4" draw:layer="controls" svg:x1="20.5cm" svg:y1="24cm" svg:x2="25.7cm" svg:y2="24cm">
          <text:p/>
        </draw:line>
        <draw:frame draw:style-name="gr17" draw:text-style-name="P8" draw:layer="controls" svg:width="4.5cm" svg:height="1cm" svg:x="20.6cm" svg:y="23cm">
          <draw:text-box>
            <text:p>authentication</text:p>
          </draw:text-box>
        </draw:frame>
        <draw:line draw:style-name="gr12" draw:text-style-name="P4" draw:layer="controls" svg:x1="25.7cm" svg:y1="22.79cm" svg:x2="20.5cm" svg:y2="22.79cm">
          <text:p/>
        </draw:line>
        <draw:custom-shape draw:style-name="gr8" draw:text-style-name="P5" draw:layer="controls" svg:width="1.8cm" svg:height="2.2cm" svg:x="25.7cm" svg:y="24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controls" svg:x1="27.5cm" svg:y1="26.184cm" svg:x2="38.5cm" svg:y2="26.184cm">
          <text:p/>
        </draw:line>
        <draw:frame draw:style-name="gr17" draw:text-style-name="P8" draw:layer="controls" svg:width="4.5cm" svg:height="1cm" svg:x="27.6cm" svg:y="25.2cm">
          <draw:text-box>
            <text:p>getByLogin</text:p>
          </draw:text-box>
        </draw:frame>
        <draw:line draw:style-name="gr3" draw:text-style-name="P4" draw:layer="controls" svg:x1="26.6cm" svg:y1="26.2cm" svg:x2="26.6cm" svg:y2="31.6cm">
          <text:p/>
        </draw:line>
        <draw:line draw:style-name="gr3" draw:text-style-name="P4" draw:layer="controls" svg:x1="39.4cm" svg:y1="28.4cm" svg:x2="39.4cm" svg:y2="31.6cm">
          <text:p/>
        </draw:line>
        <draw:line draw:style-name="gr12" draw:text-style-name="P4" draw:layer="controls" svg:x1="31.9cm" svg:y1="21.8cm" svg:x2="27.5cm" svg:y2="21.8cm">
          <text:p/>
        </draw:line>
        <draw:frame draw:style-name="gr17" draw:text-style-name="P8" draw:layer="controls" svg:width="3cm" svg:height="1cm" svg:x="27.5cm" svg:y="19.8cm">
          <draw:text-box>
            <text:p>session</text:p>
          </draw:text-box>
        </draw:frame>
        <draw:custom-shape draw:style-name="gr1" draw:text-style-name="P1" draw:layer="controls" svg:width="5.271cm" svg:height="2.7cm" svg:x="30.2cm" svg:y="16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controls" svg:width="5.2cm" svg:height="2.5cm" svg:x="30.279cm" svg:y="16.2cm">
          <draw:text-box>
            <text:p text:style-name="P2"><text:span text:style-name="T1">:Symfony\Component\HttpFoundation\Session\SessionInterface</text:span></text:p>
          </draw:text-box>
        </draw:frame>
        <draw:custom-shape draw:style-name="gr18" draw:text-style-name="P5" draw:layer="controls" svg:width="1.8cm" svg:height="0.9cm" svg:x="31.9cm" svg:y="20.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controls" svg:x1="32.8cm" svg:y1="18.8cm" svg:x2="32.8cm" svg:y2="20.9cm">
          <text:p/>
        </draw:line>
        <draw:line draw:style-name="gr5" draw:text-style-name="P4" draw:layer="controls" svg:x1="27.5cm" svg:y1="20.9cm" svg:x2="31.9cm" svg:y2="20.9cm">
          <text:p/>
        </draw:line>
        <draw:line draw:style-name="gr3" draw:text-style-name="P4" draw:layer="controls" svg:x1="32.8cm" svg:y1="21.8cm" svg:x2="32.8cm" svg:y2="31.5cm">
          <text:p/>
        </draw:line>
        <draw:custom-shape draw:style-name="gr1" draw:text-style-name="P1" draw:layer="controls" svg:width="5.271cm" svg:height="2.7cm" svg:x="16.921cm" svg:y="32.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controls" svg:width="5.2cm" svg:height="2.5cm" svg:x="17cm" svg:y="32.3cm">
          <draw:text-box>
            <text:p text:style-name="P2"><text:span text:style-name="T1">:UserController</text:span></text:p>
          </draw:text-box>
        </draw:frame>
        <draw:line draw:style-name="gr3" draw:text-style-name="P4" draw:layer="controls" svg:x1="19.6cm" svg:y1="34.9cm" svg:x2="19.6cm" svg:y2="36.1cm">
          <text:p/>
        </draw:line>
        <draw:custom-shape draw:style-name="gr19" draw:text-style-name="P5" draw:layer="controls" svg:width="1.8cm" svg:height="2.8cm" svg:x="18.7cm" svg:y="36.1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controls" svg:x1="19.6cm" svg:y1="38.9cm" svg:x2="19.6cm" svg:y2="40.04cm">
          <text:p/>
        </draw:line>
        <draw:custom-shape draw:style-name="gr1" draw:text-style-name="P1" draw:layer="controls" svg:width="5.271cm" svg:height="2.7cm" svg:x="24.221cm" svg:y="32.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controls" svg:width="5.2cm" svg:height="2.5cm" svg:x="24.3cm" svg:y="32.3cm">
          <draw:text-box>
            <text:p text:style-name="P2"><text:span text:style-name="T1">:Service\User</text:span></text:p>
          </draw:text-box>
        </draw:frame>
        <draw:line draw:style-name="gr5" draw:text-style-name="P4" draw:layer="controls" svg:x1="11.6cm" svg:y1="36.09cm" svg:x2="18.701cm" svg:y2="36.09cm">
          <text:p/>
        </draw:line>
        <draw:frame draw:style-name="gr14" draw:text-style-name="P7" draw:layer="controls" svg:width="7.1cm" svg:height="1.673cm" svg:x="11.3cm" svg:y="34.427cm">
          <draw:text-box>
            <text:p text:style-name="P6"><text:span text:style-name="T2">logoutAction</text:span>($request)</text:p>
          </draw:text-box>
        </draw:frame>
        <draw:line draw:style-name="gr5" draw:text-style-name="P4" draw:layer="controls" svg:x1="20.5cm" svg:y1="36.738cm" svg:x2="25.7cm" svg:y2="36.738cm">
          <text:p/>
        </draw:line>
        <draw:frame draw:style-name="gr15" draw:text-style-name="P10" draw:layer="controls" svg:width="2.9cm" svg:height="0.973cm" svg:x="20.8cm" svg:y="35.6cm">
          <draw:text-box draw:corner-radius="0.6cm">
            <text:p><text:span text:style-name="T4">logout</text:span><text:span text:style-name="T5"> </text:span></text:p>
          </draw:text-box>
        </draw:frame>
        <draw:custom-shape draw:style-name="gr8" draw:text-style-name="P5" draw:layer="controls" svg:width="1.8cm" svg:height="2.2cm" svg:x="25.7cm" svg:y="36.7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controls" svg:x1="26.6cm" svg:y1="34.9cm" svg:x2="26.6cm" svg:y2="36.7cm">
          <text:p/>
        </draw:line>
        <draw:line draw:style-name="gr3" draw:text-style-name="P4" draw:layer="controls" svg:x1="26.6cm" svg:y1="38.927cm" svg:x2="26.6cm" svg:y2="40.097cm">
          <text:p/>
        </draw:line>
        <draw:line draw:style-name="gr12" draw:text-style-name="P4" draw:layer="controls" svg:x1="25.7cm" svg:y1="38.89cm" svg:x2="20.5cm" svg:y2="38.89cm">
          <text:p/>
        </draw:line>
        <draw:line draw:style-name="gr12" draw:text-style-name="P4" draw:layer="controls" svg:x1="31.9cm" svg:y1="37.9cm" svg:x2="27.5cm" svg:y2="37.9cm">
          <text:p/>
        </draw:line>
        <draw:frame draw:style-name="gr17" draw:text-style-name="P8" draw:layer="controls" svg:width="3cm" svg:height="1cm" svg:x="27.5cm" svg:y="35.9cm">
          <draw:text-box>
            <text:p>set</text:p>
          </draw:text-box>
        </draw:frame>
        <draw:custom-shape draw:style-name="gr1" draw:text-style-name="P1" draw:layer="controls" svg:width="5.271cm" svg:height="2.7cm" svg:x="30.2cm" svg:y="32.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controls" svg:width="5.2cm" svg:height="2.5cm" svg:x="30.279cm" svg:y="32.3cm">
          <draw:text-box>
            <text:p text:style-name="P2"><text:span text:style-name="T1">a Session</text:span></text:p>
          </draw:text-box>
        </draw:frame>
        <draw:custom-shape draw:style-name="gr18" draw:text-style-name="P5" draw:layer="controls" svg:width="1.8cm" svg:height="0.9cm" svg:x="31.9cm" svg:y="37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controls" svg:x1="32.8cm" svg:y1="34.9cm" svg:x2="32.8cm" svg:y2="37cm">
          <text:p/>
        </draw:line>
        <draw:line draw:style-name="gr5" draw:text-style-name="P4" draw:layer="controls" svg:x1="27.5cm" svg:y1="37cm" svg:x2="31.9cm" svg:y2="37cm">
          <text:p/>
        </draw:line>
        <draw:line draw:style-name="gr3" draw:text-style-name="P4" draw:layer="controls" svg:x1="32.8cm" svg:y1="37.9cm" svg:x2="32.8cm" svg:y2="40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0T12:52:03.079663995</meta:creation-date>
    <dc:date>2018-10-17T08:45:12.366735608</dc:date>
    <meta:editing-duration>PT5H9M24S</meta:editing-duration>
    <meta:editing-cycles>67</meta:editing-cycles>
    <meta:generator>LibreOffice/6.0.6.2$Linux_X86_64 LibreOffice_project/00m0$Build-2</meta:generator>
    <meta:document-statistic meta:object-count="96"/>
    <meta:user-defined meta:name="JOINKINDREQ">None</meta:user-defined>
    <meta:user-defined meta:name="L2OSTATE">{'ENDCTRL': False, 'INTERCTRL': False, 'MIDCTRL': False, 'PERPCTRL': False, 'TANCTRL': False}</meta:user-defined>
    <meta:user-defined meta:name="LOCKED" meta:value-type="float">0</meta:user-defined>
    <meta:user-defined meta:name="ORTHOMODE" meta:value-type="boolean">false</meta:user-defined>
    <meta:user-defined meta:name="REPEATMODE" meta:value-type="boolean">false</meta:user-defined>
    <meta:user-defined meta:name="SCALE" meta:value-type="string">1 : 1</meta:user-defined>
    <meta:user-defined meta:name="UCS" meta:value-type="string">1000.0;1000.0;0;1</meta:user-defined>
    <meta:user-defined meta:name="VERSION" meta:value-type="string">1.2.5</meta:user-defined>
  </office:meta>
</office:document-meta>
</file>